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 <text:span text:style-name="Strong_20_Emphasis">Understand Device Tree Basics</text:span></text:h>
      <text:list xml:id="list3314218368" text:style-name="L1">
        <text:list-item>
          <text:p text:style-name="P1">What <text:span text:style-name="Source_20_Text">.dts</text:span> and <text:span text:style-name="Source_20_Text">.dtsi</text:span> files are, and their hierarchy.</text:p>
        </text:list-item>
        <text:list-item>
          <text:p text:style-name="P1">Common nodes (<text:span text:style-name="Source_20_Text">/memory</text:span>, <text:span text:style-name="Source_20_Text">/cpus</text:span>, <text:span text:style-name="Source_20_Text">/chosen</text:span>, <text:span text:style-name="Source_20_Text">/soc</text:span>) and properties (<text:span text:style-name="Source_20_Text">compatible</text:span>, <text:span text:style-name="Source_20_Text">reg</text:span>, <text:span text:style-name="Source_20_Text">interrupts</text:span>, etc.).</text:p>
        </text:list-item>
        <text:list-item>
          <text:p text:style-name="P1">How Linux kernel parses device trees during boot (Flattened Device Tree - FDT).</text:p>
        </text:list-item>
      </text:list>
      <text:p text:style-name="Text_20_body">📖 Resources:</text:p>
      <text:list xml:id="list3586783186" text:style-name="L2">
        <text:list-item>
          <text:p text:style-name="P2">Linux kernel docs: <text:span text:style-name="Source_20_Text">Documentation/devicetree/</text:span></text:p>
        </text:list-item>
        <text:list-item>
          <text:p text:style-name="P2">Example: Look at existing SoC <text:span text:style-name="Source_20_Text">.dtsi</text:span> and board <text:span text:style-name="Source_20_Text">.dts</text:span> files in your BSP.</text:p>
        </text:list-item>
      </text:list>
      <text:p text:style-name="Horizontal_20_Line"/>
      <text:h text:style-name="Heading_20_4" text:outline-level="4">2. <text:span text:style-name="Strong_20_Emphasis">Custom Device Tree Node R&amp;D</text:span></text:h>
      <text:list xml:id="list1156750258" text:style-name="L3">
        <text:list-item>
          <text:p text:style-name="P3">Study how to add a custom node, e.g., for a GPIO LED or custom sensor.</text:p>
        </text:list-item>
        <text:list-item>
          <text:p text:style-name="P3">Learn about binding documentation (<text:span text:style-name="Source_20_Text">Documentation/devicetree/bindings/</text:span>).</text:p>
        </text:list-item>
        <text:list-item>
          <text:p text:style-name="P3">R&amp;D: Experiment with adding a new dummy node in <text:span text:style-name="Source_20_Text">.dts</text:span> and validate with <text:span text:style-name="Source_20_Text">dtc</text:span> (device tree compiler).</text:p>
        </text:list-item>
      </text:list>
      <text:p text:style-name="Horizontal_20_Line"/>
      <text:h text:style-name="Heading_20_4" text:outline-level="4">3. <text:span text:style-name="Strong_20_Emphasis">Kernel Driver and DT Integration</text:span></text:h>
      <text:list xml:id="list444216066" text:style-name="L4">
        <text:list-item>
          <text:p text:style-name="P4">Research how drivers fetch DT properties using APIs:</text:p>
          <text:list>
            <text:list-item>
              <text:p text:style-name="P4"><text:span text:style-name="Source_20_Text">of_find_node_by_name()</text:span></text:p>
            </text:list-item>
            <text:list-item>
              <text:p text:style-name="P4"><text:span text:style-name="Source_20_Text">of_get_property()</text:span></text:p>
            </text:list-item>
            <text:list-item>
              <text:p text:style-name="P4"><text:span text:style-name="Source_20_Text">of_property_read_u32()</text:span>, <text:span text:style-name="Source_20_Text">of_property_read_string()</text:span>, etc.</text:p>
            </text:list-item>
          </text:list>
        </text:list-item>
        <text:list-item>
          <text:p text:style-name="P4">Find examples in <text:span text:style-name="Source_20_Text">drivers/*</text:span> that parse DT.</text:p>
        </text:list-item>
      </text:list>
      <text:p text:style-name="Text_20_body">📌 Goal: Be able to write a <text:span text:style-name="Strong_20_Emphasis">minimal platform driver</text:span> that probes using <text:span text:style-name="Source_20_Text">compatible</text:span> from DT.</text:p>
      <text:p text:style-name="Horizontal_20_Line"/>
      <text:h text:style-name="Heading_20_4" text:outline-level="4">4. <text:span text:style-name="Strong_20_Emphasis">System Log Collection Methods</text:span></text:h>
      <text:list xml:id="list1062866629" text:style-name="L5">
        <text:list-item>
          <text:p text:style-name="P5"><text:span text:style-name="Source_20_Text">dmesg</text:span>: Kernel ring buffer logs.</text:p>
        </text:list-item>
        <text:list-item>
          <text:p text:style-name="P5"><text:span text:style-name="Source_20_Text">journalctl</text:span>: Persistent systemd-based logs.</text:p>
        </text:list-item>
        <text:list-item>
          <text:p text:style-name="P5"><text:span text:style-name="Source_20_Text">pstore</text:span>: Persistent storage of crash logs (kexec, ramoops).</text:p>
        </text:list-item>
      </text:list>
      <text:p text:style-name="Text_20_body">📖 Tasks:</text:p>
      <text:list xml:id="list3576994429" text:style-name="L6">
        <text:list-item>
          <text:p text:style-name="P6">Research how to enable pstore in kernel config (<text:span text:style-name="Source_20_Text">CONFIG_PSTORE</text:span>, <text:span text:style-name="Source_20_Text">CONFIG_PSTORE_RAM</text:span>).</text:p>
        </text:list-item>
        <text:list-item>
          <text:p text:style-name="P6">Check how to mount <text:span text:style-name="Source_20_Text">/sys/fs/pstore</text:span>.</text:p>
        </text:list-item>
      </text:list>
      <text:p text:style-name="Horizontal_20_Line"/>
      <text:h text:style-name="Heading_20_4" text:outline-level="4"><text:soft-page-break/>5. <text:span text:style-name="Strong_20_Emphasis">Automated Log Analysis</text:span></text:h>
      <text:list xml:id="list3201273910" text:style-name="L7">
        <text:list-item>
          <text:p text:style-name="P7">Research filtering methods with:</text:p>
          <text:list>
            <text:list-item>
              <text:p text:style-name="P7"><text:span text:style-name="Source_20_Text">grep</text:span>, <text:span text:style-name="Source_20_Text">awk</text:span>, <text:span text:style-name="Source_20_Text">sed</text:span></text:p>
            </text:list-item>
            <text:list-item>
              <text:p text:style-name="P7">Journalctl filters (<text:span text:style-name="Source_20_Text">journalctl -k -p err</text:span>).</text:p>
            </text:list-item>
          </text:list>
        </text:list-item>
        <text:list-item>
          <text:p text:style-name="P7">Explore basic scripting (bash or Python) for automated error detection.</text:p>
        </text:list-item>
      </text:list>
      <text:p text:style-name="Horizontal_20_Line"/>
      <text:h text:style-name="Heading_20_4" text:outline-level="4">6. <text:span text:style-name="Strong_20_Emphasis">Validation Tools</text:span></text:h>
      <text:list xml:id="list481530776" text:style-name="L8">
        <text:list-item>
          <text:p text:style-name="P8"><text:span text:style-name="Source_20_Text">dtc</text:span> to compile/decompile device trees.</text:p>
        </text:list-item>
        <text:list-item>
          <text:p text:style-name="P8"><text:span text:style-name="Source_20_Text">dmesg | grep</text:span> for driver probe confirmation.</text:p>
        </text:list-item>
        <text:list-item>
          <text:p text:style-name="P8">Kernel logs under <text:span text:style-name="Source_20_Text">/sys/fs/pstore</text:span> for crash validation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21:03.094955345</meta:creation-date>
    <dc:date>2025-09-26T17:13:10.216370918</dc:date>
    <meta:editing-duration>PT2H3M12S</meta:editing-duration>
    <meta:editing-cycles>1</meta:editing-cycles>
    <meta:document-statistic meta:table-count="0" meta:image-count="0" meta:object-count="0" meta:page-count="2" meta:paragraph-count="34" meta:word-count="256" meta:character-count="1612" meta:non-whitespace-character-count="1415"/>
    <meta:generator>LibreOffice/7.3.7.2$Linux_X86_64 LibreOffice_project/30$Build-2</meta:generator>
  </office:meta>
</office:document-meta>
</file>